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stance From Sun</text:p>
          </table:table-cell>
          <table:table-cell office:value-type="string" calcext:value-type="string">
            <text:p>Proportion To Mercury</text:p>
          </table:table-cell>
          <table:table-cell office:value-type="string" calcext:value-type="string">
            <text:p>Planet Size</text:p>
          </table:table-cell>
          <table:table-cell office:value-type="string" calcext:value-type="string">
            <text:p>Proportion to Mercury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Proportion To Mercury</text:p>
          </table:table-cell>
          <table:table-cell office:value-type="string" calcext:value-type="string">
            <text:p>Orbit Speed</text:p>
          </table:table-cell>
          <table:table-cell office:value-type="string" calcext:value-type="string">
            <text:p>Proportion To Mercury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([.B2]/[.B2])" office:value-type="float" office:value="1" calcext:value-type="float">
            <text:p>1</text:p>
          </table:table-cell>
          <table:table-cell table:style-name="ce1" office:value-type="float" office:value="4.9" calcext:value-type="float">
            <text:p>4.9</text:p>
          </table:table-cell>
          <table:table-cell table:formula="of:=([.D2]/[.D2])"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172404" calcext:value-type="float">
            <text:p>172404</text:p>
          </table:table-cell>
          <table:table-cell/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108" calcext:value-type="float">
            <text:p>108</text:p>
          </table:table-cell>
          <table:table-cell table:formula="of:=([.B3]/[.B2])" office:value-type="float" office:value="1.86206896551724" calcext:value-type="float">
            <text:p>1.86206896551724</text:p>
          </table:table-cell>
          <table:table-cell office:value-type="float" office:value="12" calcext:value-type="float">
            <text:p>12</text:p>
          </table:table-cell>
          <table:table-cell table:formula="of:=([.D3]/[.D2])" office:value-type="float" office:value="2.44897959183673" calcext:value-type="float">
            <text:p>2.44897959183673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26108" calcext:value-type="float">
            <text:p>126108</text:p>
          </table:table-cell>
          <table:table-cell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150" calcext:value-type="float">
            <text:p>150</text:p>
          </table:table-cell>
          <table:table-cell table:formula="of:=([.B4]/[.B2])" office:value-type="float" office:value="2.58620689655172" calcext:value-type="float">
            <text:p>2.58620689655172</text:p>
          </table:table-cell>
          <table:table-cell office:value-type="float" office:value="12.7" calcext:value-type="float">
            <text:p>12.7</text:p>
          </table:table-cell>
          <table:table-cell table:formula="of:=([.D4]/[.D2])" office:value-type="float" office:value="2.59183673469388" calcext:value-type="float">
            <text:p>2.59183673469388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float" office:value="107244" calcext:value-type="float">
            <text:p>107244</text:p>
          </table:table-cell>
          <table:table-cell/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228" calcext:value-type="float">
            <text:p>228</text:p>
          </table:table-cell>
          <table:table-cell table:formula="of:=([.B5]/[.B2])" office:value-type="float" office:value="3.93103448275862" calcext:value-type="float">
            <text:p>3.93103448275862</text:p>
          </table:table-cell>
          <table:table-cell office:value-type="float" office:value="6.8" calcext:value-type="float">
            <text:p>6.8</text:p>
          </table:table-cell>
          <table:table-cell table:formula="of:=([.D5]/[.D2])" office:value-type="float" office:value="1.38775510204082" calcext:value-type="float">
            <text:p>1.38775510204082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86868" calcext:value-type="float">
            <text:p>86868</text:p>
          </table:table-cell>
          <table:table-cell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778" calcext:value-type="float">
            <text:p>778</text:p>
          </table:table-cell>
          <table:table-cell table:formula="of:=([.B6]/[.B2])" office:value-type="float" office:value="13.4137931034483" calcext:value-type="float">
            <text:p>13.4137931034483</text:p>
          </table:table-cell>
          <table:table-cell office:value-type="float" office:value="143" calcext:value-type="float">
            <text:p>143</text:p>
          </table:table-cell>
          <table:table-cell table:formula="of:=([.D6]/[.D2])" office:value-type="float" office:value="29.1836734693878" calcext:value-type="float">
            <text:p>29.1836734693878</text:p>
          </table:table-cell>
          <table:table-cell office:value-type="float" office:value="45583" calcext:value-type="float">
            <text:p>45583</text:p>
          </table:table-cell>
          <table:table-cell/>
          <table:table-cell office:value-type="float" office:value="47016" calcext:value-type="float">
            <text:p>47016</text:p>
          </table:table-cell>
          <table:table-cell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1427" calcext:value-type="float">
            <text:p>1427</text:p>
          </table:table-cell>
          <table:table-cell table:formula="of:=([.B7]/[.B2])" office:value-type="float" office:value="24.6034482758621" calcext:value-type="float">
            <text:p>24.6034482758621</text:p>
          </table:table-cell>
          <table:table-cell office:value-type="float" office:value="120" calcext:value-type="float">
            <text:p>120</text:p>
          </table:table-cell>
          <table:table-cell table:formula="of:=([.D7]/[.D2])" office:value-type="float" office:value="24.4897959183673" calcext:value-type="float">
            <text:p>24.4897959183673</text:p>
          </table:table-cell>
          <table:table-cell office:value-type="float" office:value="36840" calcext:value-type="float">
            <text:p>36840</text:p>
          </table:table-cell>
          <table:table-cell/>
          <table:table-cell office:value-type="float" office:value="34705" calcext:value-type="float">
            <text:p>34705</text:p>
          </table:table-cell>
          <table:table-cell/>
        </table:table-row>
        <table:table-row table:style-name="ro1">
          <table:table-cell office:value-type="string" calcext:value-type="string">
            <text:p>Uranus</text:p>
          </table:table-cell>
          <table:table-cell office:value-type="float" office:value="2871" calcext:value-type="float">
            <text:p>2871</text:p>
          </table:table-cell>
          <table:table-cell table:formula="of:=([.B8]/[.B2])" office:value-type="float" office:value="49.5" calcext:value-type="float">
            <text:p>49.5</text:p>
          </table:table-cell>
          <table:table-cell office:value-type="float" office:value="52" calcext:value-type="float">
            <text:p>52</text:p>
          </table:table-cell>
          <table:table-cell table:formula="of:=([.D8]/[.D2])" office:value-type="float" office:value="10.6122448979592" calcext:value-type="float">
            <text:p>10.6122448979592</text:p>
          </table:table-cell>
          <table:table-cell office:value-type="float" office:value="14794" calcext:value-type="float">
            <text:p>14794</text:p>
          </table:table-cell>
          <table:table-cell/>
          <table:table-cell office:value-type="float" office:value="24516" calcext:value-type="float">
            <text:p>24516</text:p>
          </table:table-cell>
          <table:table-cell/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4497" calcext:value-type="float">
            <text:p>4497</text:p>
          </table:table-cell>
          <table:table-cell table:formula="of:=([.B9]/[.B2])" office:value-type="float" office:value="77.5344827586207" calcext:value-type="float">
            <text:p>77.5344827586207</text:p>
          </table:table-cell>
          <table:table-cell office:value-type="float" office:value="50" calcext:value-type="float">
            <text:p>50</text:p>
          </table:table-cell>
          <table:table-cell table:formula="of:=([.D9]/[.D2])" office:value-type="float" office:value="10.2040816326531" calcext:value-type="float">
            <text:p>10.2040816326531</text:p>
          </table:table-cell>
          <table:table-cell office:value-type="float" office:value="9719" calcext:value-type="float">
            <text:p>9719</text:p>
          </table:table-cell>
          <table:table-cell/>
          <table:table-cell office:value-type="float" office:value="19548" calcext:value-type="float">
            <text:p>19548</text:p>
          </table:table-cell>
          <table:table-cell/>
        </table:table-row>
        <table:table-row table:style-name="ro1">
          <table:table-cell office:value-type="string" calcext:value-type="string">
            <text:p>Pluto</text:p>
          </table:table-cell>
          <table:table-cell office:value-type="float" office:value="5913" calcext:value-type="float">
            <text:p>5913</text:p>
          </table:table-cell>
          <table:table-cell table:formula="of:=([.B10]/[.B2])" office:value-type="float" office:value="101.948275862069" calcext:value-type="float">
            <text:p>101.948275862069</text:p>
          </table:table-cell>
          <table:table-cell office:value-type="float" office:value="2.3" calcext:value-type="float">
            <text:p>2.3</text:p>
          </table:table-cell>
          <table:table-cell table:formula="of:=([.D10]/[.D2])" office:value-type="float" office:value="0.469387755102041" calcext:value-type="float">
            <text:p>0.46938775510204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7064" calcext:value-type="float">
            <text:p>1706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2"/>
          <table:table-cell office:value-type="float" office:value="1399" calcext:value-type="float">
            <text:p>1399</text:p>
          </table:table-cell>
          <table:table-cell table:formula="of:=([.D12]/[.D2])" office:value-type="float" office:value="285.510204081633" calcext:value-type="float">
            <text:p>285.510204081633</text:p>
          </table:table-cell>
          <table:table-cell office:value-type="float" office:value="7189" calcext:value-type="float">
            <text:p>71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6:55:13.924391556</meta:creation-date>
    <dc:date>2019-10-12T17:15:47.490104407</dc:date>
    <meta:editing-duration>PT13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